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625cm" fo:min-width="15.756cm" loext:decorative="false"/>
    </style:style>
    <style:style style:name="gr2" style:family="graphic" style:parent-style-name="standard">
      <style:graphic-properties draw:stroke="none" svg:stroke-color="#000000" draw:fill="none" draw:fill-color="#ffffff" fo:min-height="1.274cm" loext:decorative="false"/>
      <style:paragraph-properties style:writing-mode="lr-tb"/>
    </style:style>
    <style:style style:name="gr3" style:family="graphic" style:parent-style-name="standard">
      <style:graphic-properties draw:fill-color="#ff6d6d" draw:textarea-horizontal-align="justify" draw:textarea-vertical-align="middle" draw:auto-grow-height="false" fo:min-height="14.101cm" fo:min-width="3.818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993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5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978cm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fill-color="#77bc65" draw:textarea-horizontal-align="justify" draw:textarea-vertical-align="middle" draw:auto-grow-height="false" fo:min-height="0.385cm" fo:min-width="2.802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ffff6d" draw:textarea-horizontal-align="justify" draw:textarea-vertical-align="top" draw:auto-grow-height="false" fo:min-height="1.401cm" fo:min-width="4.199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972f" draw:textarea-horizontal-align="justify" draw:textarea-vertical-align="middle" draw:auto-grow-height="false" fo:min-height="0.385cm" fo:min-width="2.548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306cm" loext:decorative="false"/>
      <style:paragraph-properties style:writing-mode="lr-tb"/>
    </style:style>
    <style:style style:name="gr24" style:family="graphic" style:parent-style-name="standard">
      <style:graphic-properties draw:fill-color="#77bc65" draw:textarea-horizontal-align="justify" draw:textarea-vertical-align="top" draw:auto-grow-height="false" fo:min-height="4.83cm" fo:min-width="4.326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6d" draw:textarea-horizontal-align="justify" draw:textarea-vertical-align="middle" draw:auto-grow-height="false" fo:min-height="0.385cm" fo:min-width="2.548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273cm" loext:decorative="false"/>
      <style:paragraph-properties style:writing-mode="lr-tb"/>
    </style:style>
    <style:style style:name="gr27" style:family="graphic" style:parent-style-name="standard">
      <style:graphic-properties draw:fill-color="#ffff6d" draw:textarea-horizontal-align="justify" draw:textarea-vertical-align="top" draw:auto-grow-height="false" fo:min-height="3.687cm" fo:min-width="9.02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972f" draw:textarea-horizontal-align="justify" draw:textarea-vertical-align="middle" draw:auto-grow-height="false" fo:min-height="0.385cm" fo:min-width="3.129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6d" draw:textarea-horizontal-align="justify" draw:textarea-vertical-align="top" draw:auto-grow-height="false" fo:min-height="3.687cm" fo:min-width="8.898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972f" draw:textarea-horizontal-align="justify" draw:textarea-vertical-align="middle" draw:auto-grow-height="false" fo:min-height="0.385cm" fo:min-width="2.929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77bc65" draw:textarea-horizontal-align="justify" draw:textarea-vertical-align="top" draw:auto-grow-height="false" fo:min-height="11.053cm" fo:min-width="4.326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6d" draw:textarea-horizontal-align="justify" draw:textarea-vertical-align="top" draw:auto-grow-height="false" fo:min-height="1.528cm" fo:min-width="3.71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972f" draw:textarea-horizontal-align="justify" draw:textarea-vertical-align="middle" draw:auto-grow-height="false" fo:min-height="0.385cm" fo:min-width="2.984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ff6d" draw:textarea-horizontal-align="justify" draw:textarea-vertical-align="top" draw:auto-grow-height="false" fo:min-height="0.524cm" fo:min-width="3.71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6d6d" draw:textarea-horizontal-align="justify" draw:textarea-vertical-align="middle" draw:auto-grow-height="false" fo:min-height="9.326cm" fo:min-width="10.531cm" loext:decorative="false"/>
    </style:style>
    <style:style style:name="gr36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37" style:family="graphic" style:parent-style-name="standard">
      <style:graphic-properties draw:fill-color="#ffffff" draw:opacity="0%" draw:textarea-horizontal-align="justify" draw:textarea-vertical-align="middle" draw:auto-grow-height="false" fo:min-height="8.005cm" fo:min-width="4.072cm" loext:decorative="false"/>
    </style:style>
    <style:style style:name="gr38" style:family="graphic" style:parent-style-name="standard">
      <style:graphic-properties draw:fill-color="#ffffff" draw:opacity="0%" draw:textarea-horizontal-align="justify" draw:textarea-vertical-align="middle" draw:auto-grow-height="false" fo:min-height="8.005cm" fo:min-width="5.341cm" loext:decorative="false"/>
    </style:style>
    <style:style style:name="gr39" style:family="graphic" style:parent-style-name="standard">
      <style:graphic-properties draw:fill-color="#77bc65" draw:textarea-horizontal-align="justify" draw:textarea-vertical-align="middle" draw:auto-grow-height="false" fo:min-height="1.736cm" fo:min-width="2.802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1.633cm" loext:decorative="false"/>
      <style:paragraph-properties style:writing-mode="lr-tb"/>
    </style:style>
    <style:style style:name="gr41" style:family="graphic" style:parent-style-name="standard">
      <style:graphic-properties draw:fill-color="#ffff6d" draw:textarea-horizontal-align="justify" draw:textarea-vertical-align="top" draw:auto-grow-height="false" fo:min-height="0.258cm" fo:min-width="1.024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972f" draw:textarea-horizontal-align="justify" draw:textarea-vertical-align="middle" draw:auto-grow-height="false" fo:min-height="0.092cm" fo:min-width="0.87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ffff6d" draw:textarea-horizontal-align="justify" draw:textarea-vertical-align="top" draw:auto-grow-height="false" fo:min-height="0.039cm" fo:min-width="1.024cm" style:writing-mode="lr-tb" loext:decorative="false"/>
      <style:paragraph-properties style:writing-mode="lr-tb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6.1cm" fo:min-width="1.278cm" loext:decorative="false"/>
    </style:style>
    <style:style style:name="gr45" style:family="graphic" style:parent-style-name="standard">
      <style:graphic-properties draw:stroke="none" svg:stroke-color="#000000" draw:fill="none" draw:fill-color="#ffffff" fo:min-height="0.55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Ubuntu Mono" fo:font-size="18pt" fo:font-weight="bold" style:font-weight-asian="bold" style:font-weight-complex="bold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-color="#77bc65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Ubuntu Mono"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0" style:family="paragraph">
      <loext:graphic-properties draw:fill-color="#77bc65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ffff6d"/>
      <style:paragraph-properties fo:text-align="start" style:writing-mode="lr-tb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text-align="center"/>
      <style:text-properties style:font-name="Ubuntu Mono" fo:font-size="12pt" style:font-size-asian="12pt" style:font-size-complex="12pt"/>
    </style:style>
    <style:style style:name="P14" style:family="paragraph">
      <loext:graphic-properties draw:fill-color="#ff972f"/>
      <style:paragraph-properties fo:text-align="center" style:writing-mode="lr-tb"/>
      <style:text-properties style:font-name="Ubuntu Mono" fo:font-size="12pt" style:font-size-asian="12pt" style:font-size-complex="12pt"/>
    </style:style>
    <style:style style:name="P15" style:family="paragraph">
      <style:paragraph-properties fo:text-align="start"/>
      <style:text-properties style:font-name="Ubuntu Mono" fo:font-size="12pt" style:font-size-asian="12pt" style:font-size-complex="12pt"/>
    </style:style>
    <style:style style:name="P16" style:family="paragraph">
      <loext:graphic-properties draw:fill-color="#77bc65"/>
      <style:paragraph-properties fo:text-align="start" style:writing-mode="lr-tb"/>
      <style:text-properties style:font-name="Ubuntu Mono" fo:font-size="12pt" style:font-size-asian="12pt" style:font-size-complex="12pt"/>
    </style:style>
    <style:style style:name="P17" style:family="paragraph">
      <loext:graphic-properties draw:fill-color="#ffff6d"/>
      <style:paragraph-properties fo:text-align="center" style:writing-mode="lr-tb"/>
      <style:text-properties style:font-name="Ubuntu Mono"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-color="#ffff6d"/>
      <style:paragraph-properties fo:text-align="start" style:writing-mode="lr-tb"/>
      <style:text-properties style:font-name="Ubuntu Mono" fo:font-size="12pt" style:font-size-asian="12pt" style:font-size-complex="12pt"/>
    </style:style>
    <style:style style:name="P20" style:family="paragraph">
      <loext:graphic-properties draw:fill-color="#ffffff" draw:opacity="0%"/>
      <style:paragraph-properties fo:text-align="center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name="Ubuntu Mono" fo:font-size="7pt" style:font-size-asian="7pt" style:font-size-complex="7pt"/>
    </style:style>
    <style:style style:name="T1" style:family="text">
      <style:text-properties style:font-name="Ubuntu Mono" fo:font-size="18pt" fo:font-weight="bold" style:font-weight-asian="bold" style:font-weight-complex="bold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Ubuntu Mono"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Ubuntu Mono" fo:font-size="12pt" style:font-size-asian="12pt" style:font-size-complex="12pt"/>
    </style:style>
    <style:style style:name="T8" style:family="text">
      <style:text-properties style:font-name="Ubuntu Mono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5.875cm" svg:x="2.524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45cm" svg:height="1.524cm" svg:x="2.651cm" svg:y="1.889cm">
          <draw:text-box>
            <text:p><text:span text:style-name="T1">TriMesh</text:span></text:p>
          </draw:text-box>
        </draw:frame>
        <draw:custom-shape draw:style-name="gr3" draw:text-style-name="P3" draw:layer="layout" svg:width="4.318cm" svg:height="14.351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318cm" svg:height="1.361cm" svg:x="3.159cm" svg:y="2.805cm">
          <draw:text-box>
            <text:p><text:span text:style-name="T2">VertexContainer</text:span></text:p>
          </draw:text-box>
        </draw:frame>
        <draw:g draw:style-name="gr5">
          <draw:custom-shape draw:style-name="gr6" draw:text-style-name="P6" draw:layer="layout" svg:width="3.302cm" svg:height="0.635cm" svg:x="4.048cm" svg:y="4.0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13cm" svg:y="4.075cm">
            <draw:text-box>
              <text:p><text:span text:style-name="T4">0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49cm" svg:y="4.6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14cm" svg:y="4.675cm">
            <draw:text-box>
              <text:p><text:span text:style-name="T4">1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cm" svg:y="5.2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15cm" svg:y="5.275cm">
            <draw:text-box>
              <text:p><text:span text:style-name="T4">2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1cm" svg:y="5.8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16cm" svg:y="5.875cm">
            <draw:text-box>
              <text:p><text:span text:style-name="T4">3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2cm" svg:y="6.4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17cm" svg:y="6.475cm">
            <draw:text-box>
              <text:p><text:span text:style-name="T4">4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3cm" svg:y="7.0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18cm" svg:y="7.075cm">
            <draw:text-box>
              <text:p><text:span text:style-name="T4">5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4cm" svg:y="7.6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19cm" svg:y="7.675cm">
            <draw:text-box>
              <text:p><text:span text:style-name="T4">6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5cm" svg:y="8.2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2cm" svg:y="8.275cm">
            <draw:text-box>
              <text:p><text:span text:style-name="T4">6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6cm" svg:y="8.8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21cm" svg:y="8.875cm">
            <draw:text-box>
              <text:p><text:span text:style-name="T4">7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7cm" svg:y="9.4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22cm" svg:y="9.475cm">
            <draw:text-box>
              <text:p><text:span text:style-name="T4">8</text:span></text:p>
            </draw:text-box>
          </draw:frame>
        </draw:g>
        <draw:g draw:style-name="gr5">
          <draw:custom-shape draw:style-name="gr6" draw:text-style-name="P6" draw:layer="layout" svg:width="3.302cm" svg:height="0.635cm" svg:x="4.058cm" svg:y="10.0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23cm" svg:y="10.075cm">
            <draw:text-box>
              <text:p><text:span text:style-name="T4">9</text:span></text:p>
            </draw:text-box>
          </draw:frame>
        </draw:g>
        <draw:custom-shape draw:style-name="gr6" draw:text-style-name="P6" draw:layer="layout" svg:width="3.302cm" svg:height="0.635cm" svg:x="4.059cm" svg:y="10.648cm">
          <text:p text:style-name="P5"><text:span text:style-name="T3">Vertex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9cm" svg:height="0.953cm" svg:x="3.259cm" svg:y="10.675cm">
          <draw:text-box>
            <text:p><text:span text:style-name="T4">10</text:span></text:p>
          </draw:text-box>
        </draw:frame>
        <draw:g draw:style-name="gr5">
          <draw:custom-shape draw:style-name="gr6" draw:text-style-name="P6" draw:layer="layout" svg:width="3.302cm" svg:height="0.635cm" svg:x="4.06cm" svg:y="16.148cm">
            <text:p text:style-name="P5"><text:span text:style-name="T3">Vertex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3.425cm" svg:y="16.175cm">
            <draw:text-box>
              <text:p><text:span text:style-name="T4">N</text:span></text:p>
            </draw:text-box>
          </draw:frame>
        </draw:g>
        <draw:frame draw:style-name="gr9" draw:text-style-name="P8" draw:layer="layout" svg:width="0.889cm" svg:height="5.228cm" svg:x="4.964cm" svg:y="10.949cm">
          <draw:text-box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</draw:text-box>
        </draw:frame>
        <draw:custom-shape draw:style-name="gr3" draw:text-style-name="P3" draw:layer="layout" svg:width="4.318cm" svg:height="14.351cm" svg:x="7.9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318cm" svg:height="1.243cm" svg:x="7.959cm" svg:y="2.805cm">
          <draw:text-box>
            <text:p><text:span text:style-name="T2">FaceContainer</text:span></text:p>
          </draw:text-box>
        </draw:frame>
        <draw:g draw:style-name="gr5">
          <draw:custom-shape draw:style-name="gr6" draw:text-style-name="P6" draw:layer="layout" svg:width="3.302cm" svg:height="0.635cm" svg:x="8.848cm" svg:y="4.048cm">
            <text:p text:style-name="P5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13cm" svg:y="4.075cm">
            <draw:text-box>
              <text:p><text:span text:style-name="T4">0</text:span></text:p>
            </draw:text-box>
          </draw:frame>
        </draw:g>
        <draw:g draw:style-name="gr5">
          <draw:custom-shape draw:style-name="gr6" draw:text-style-name="P6" draw:layer="layout" svg:width="3.302cm" svg:height="0.635cm" svg:x="8.849cm" svg:y="4.648cm">
            <text:p text:style-name="P5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14cm" svg:y="4.675cm">
            <draw:text-box>
              <text:p><text:span text:style-name="T4">1</text:span></text:p>
            </draw:text-box>
          </draw:frame>
        </draw:g>
        <draw:g draw:style-name="gr5">
          <draw:custom-shape draw:style-name="gr10" draw:text-style-name="P10" draw:layer="layout" svg:width="3.302cm" svg:height="0.635cm" svg:x="8.85cm" svg:y="5.2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15cm" svg:y="5.275cm">
            <draw:text-box>
              <text:p><text:span text:style-name="T4">2</text:span></text:p>
            </draw:text-box>
          </draw:frame>
        </draw:g>
        <draw:g draw:style-name="gr5">
          <draw:custom-shape draw:style-name="gr11" draw:text-style-name="P10" draw:layer="layout" svg:width="3.302cm" svg:height="0.635cm" svg:x="8.851cm" svg:y="5.8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16cm" svg:y="5.875cm">
            <draw:text-box>
              <text:p><text:span text:style-name="T4">3</text:span></text:p>
            </draw:text-box>
          </draw:frame>
        </draw:g>
        <draw:g draw:style-name="gr5">
          <draw:custom-shape draw:style-name="gr12" draw:text-style-name="P10" draw:layer="layout" svg:width="3.302cm" svg:height="0.635cm" svg:x="8.852cm" svg:y="6.4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17cm" svg:y="6.475cm">
            <draw:text-box>
              <text:p><text:span text:style-name="T4">4</text:span></text:p>
            </draw:text-box>
          </draw:frame>
        </draw:g>
        <draw:g draw:style-name="gr5">
          <draw:custom-shape draw:style-name="gr13" draw:text-style-name="P10" draw:layer="layout" svg:width="3.302cm" svg:height="0.635cm" svg:x="8.853cm" svg:y="7.0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18cm" svg:y="7.075cm">
            <draw:text-box>
              <text:p><text:span text:style-name="T4">5</text:span></text:p>
            </draw:text-box>
          </draw:frame>
        </draw:g>
        <draw:g draw:style-name="gr5">
          <draw:custom-shape draw:style-name="gr14" draw:text-style-name="P10" draw:layer="layout" svg:width="3.302cm" svg:height="0.635cm" svg:x="8.854cm" svg:y="7.6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19cm" svg:y="7.675cm">
            <draw:text-box>
              <text:p><text:span text:style-name="T4">6</text:span></text:p>
            </draw:text-box>
          </draw:frame>
        </draw:g>
        <draw:g draw:style-name="gr5">
          <draw:custom-shape draw:style-name="gr15" draw:text-style-name="P10" draw:layer="layout" svg:width="3.302cm" svg:height="0.635cm" svg:x="8.855cm" svg:y="8.2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2cm" svg:y="8.275cm">
            <draw:text-box>
              <text:p><text:span text:style-name="T4">6</text:span></text:p>
            </draw:text-box>
          </draw:frame>
        </draw:g>
        <draw:g draw:style-name="gr5">
          <draw:custom-shape draw:style-name="gr16" draw:text-style-name="P10" draw:layer="layout" svg:width="3.302cm" svg:height="0.635cm" svg:x="8.856cm" svg:y="8.8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21cm" svg:y="8.875cm">
            <draw:text-box>
              <text:p><text:span text:style-name="T4">7</text:span></text:p>
            </draw:text-box>
          </draw:frame>
        </draw:g>
        <draw:g draw:style-name="gr5">
          <draw:custom-shape draw:style-name="gr17" draw:text-style-name="P10" draw:layer="layout" svg:width="3.302cm" svg:height="0.635cm" svg:x="8.857cm" svg:y="9.4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22cm" svg:y="9.475cm">
            <draw:text-box>
              <text:p><text:span text:style-name="T4">8</text:span></text:p>
            </draw:text-box>
          </draw:frame>
        </draw:g>
        <draw:g draw:style-name="gr5">
          <draw:custom-shape draw:style-name="gr18" draw:text-style-name="P10" draw:layer="layout" svg:width="3.302cm" svg:height="0.635cm" svg:x="8.858cm" svg:y="10.0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23cm" svg:y="10.075cm">
            <draw:text-box>
              <text:p><text:span text:style-name="T4">9</text:span></text:p>
            </draw:text-box>
          </draw:frame>
        </draw:g>
        <draw:custom-shape draw:style-name="gr19" draw:text-style-name="P10" draw:layer="layout" svg:width="3.302cm" svg:height="0.635cm" svg:x="8.859cm" svg:y="10.648cm">
          <text:p text:style-name="P9"><text:span text:style-name="T3">Face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9cm" svg:height="0.953cm" svg:x="8.059cm" svg:y="10.675cm">
          <draw:text-box>
            <text:p><text:span text:style-name="T4">10</text:span></text:p>
          </draw:text-box>
        </draw:frame>
        <draw:g draw:style-name="gr5">
          <draw:custom-shape draw:style-name="gr20" draw:text-style-name="P10" draw:layer="layout" svg:width="3.302cm" svg:height="0.635cm" svg:x="8.86cm" svg:y="16.148cm">
            <text:p text:style-name="P9"><text:span text:style-name="T3">Face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635cm" svg:height="0.645cm" svg:x="8.225cm" svg:y="16.175cm">
            <draw:text-box>
              <text:p><text:span text:style-name="T4">N</text:span></text:p>
            </draw:text-box>
          </draw:frame>
        </draw:g>
        <draw:frame draw:style-name="gr9" draw:text-style-name="P8" draw:layer="layout" svg:width="0.889cm" svg:height="5.228cm" svg:x="9.764cm" svg:y="10.949cm">
          <draw:text-box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  <text:p><text:span text:style-name="T5">.</text:span></text:p>
          </draw:text-box>
        </draw:frame>
        <draw:g draw:style-name="gr5">
          <draw:custom-shape draw:style-name="gr21" draw:text-style-name="P12" draw:layer="layout" svg:width="4.699cm" svg:height="1.651cm" svg:x="12.938cm" svg:y="15.478cm">
            <text:p text:style-name="P11"><text:span text:style-name="T6">Bounding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4" draw:layer="layout" svg:width="3.048cm" svg:height="0.635cm" svg:x="13.158cm" svg:y="16.366cm">
            <text:p text:style-name="P13"><text:span text:style-name="T7">vcl::Bo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custom-shape draw:style-name="gr21" draw:text-style-name="P12" draw:layer="layout" svg:width="4.699cm" svg:height="1.651cm" svg:x="12.938cm" svg:y="13.678cm">
            <text:p text:style-name="P11"><text:span text:style-name="T6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4" draw:layer="layout" svg:width="3.048cm" svg:height="0.635cm" svg:x="13.158cm" svg:y="14.566cm">
            <text:p text:style-name="P13"><text:span text:style-name="T7">std: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12" draw:layer="layout" svg:width="4.699cm" svg:height="1.651cm" svg:x="12.938cm" svg:y="11.878cm">
          <text:p text:style-name="P11"><text:span text:style-name="T6">Transform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3.048cm" svg:height="0.635cm" svg:x="13.158cm" svg:y="12.766cm">
          <text:p text:style-name="P13"><text:span text:style-name="T7">Matrix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8" draw:layer="layout" svg:width="0.889cm" svg:height="3.556cm" svg:x="14.865cm" svg:y="9.549cm">
          <draw:text-box>
            <text:p><text:span text:style-name="T5">.</text:span></text:p>
            <text:p><text:span text:style-name="T5">.</text:span></text:p>
            <text:p><text:span text:style-name="T5">.</text:span></text:p>
          </draw:text-box>
        </draw:frame>
      </draw:page>
      <draw:page draw:name="page2" draw:style-name="dp1" draw:master-page-name="Default">
        <draw:custom-shape draw:style-name="gr24" draw:text-style-name="P16" draw:layer="layout" svg:width="4.826cm" svg:height="5.08cm" svg:x="2.27cm" svg:y="2.27cm">
          <text:p text:style-name="P15"><text:span text:style-name="T8">Vertex</text:span><text:span text:style-name="T7"><text:line-break/></text:span><text:span text:style-name="T7"/></text:p>
          <text:p text:style-name="P15"><text:span text:style-name="T7"><text:line-break/>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048cm" svg:height="0.635cm" svg:x="2.613cm" svg:y="3.251cm">
          <text:p text:style-name="P13"><text:span text:style-name="T7">Posi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048cm" svg:height="0.635cm" svg:x="2.613cm" svg:y="4.651cm">
          <text:p text:style-name="P13"><text:span text:style-name="T7">Normal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048cm" svg:height="0.635cm" svg:x="2.613cm" svg:y="5.351cm">
          <text:p text:style-name="P13"><text:span text:style-name="T7">Color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048cm" svg:height="0.635cm" svg:x="2.613cm" svg:y="3.951cm">
          <text:p text:style-name="P13"><text:span text:style-name="T7">Flags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0.889cm" svg:height="1.523cm" svg:x="3.894cm" svg:y="5.799cm">
          <draw:text-box>
            <text:p><text:span text:style-name="T9">.</text:span></text:p>
            <text:p><text:span text:style-name="T9">.</text:span></text:p>
            <text:p><text:span text:style-name="T9">.</text:span></text:p>
            <text:p><text:span text:style-name="T9"/></text:p>
          </draw:text-box>
        </draw:frame>
      </draw:page>
      <draw:page draw:name="page3" draw:style-name="dp1" draw:master-page-name="Default">
        <draw:g draw:style-name="gr5">
          <draw:custom-shape draw:style-name="gr27" draw:text-style-name="P19" draw:layer="layout" svg:width="9.525cm" svg:height="3.937cm" svg:x="2.27cm" svg:y="7.35cm">
            <text:p text:style-name="P15"><text:span text:style-name="T8">Color</text:span><text:span text:style-name="T7"><text:line-break/></text:span><text:span text:style-name="T7"/></text:p>
            <text:p text:style-name="P15"><text:span text:style-name="T7"><text:line-break/></text:span><text:span text:style-name="T7"><text:line-break/></text:span><text:span text:style-name="T7">vcl::Color&amp; color();</text:span><text:span text:style-name="T7"><text:line-break/></text:span><text:span text:style-name="T7">const vcl::Color&amp; color() const;</text:span><text:span text:style-name="T7"><text:line-break/></text:span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3.629cm" svg:height="0.635cm" svg:x="2.678cm" svg:y="8.331cm">
            <text:p text:style-name="P13"><text:span text:style-name="T7">vcl::Color</text:span></text:p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29" draw:text-style-name="P19" draw:layer="layout" svg:width="9.398cm" svg:height="3.937cm" svg:x="2.27cm" svg:y="2.27cm">
            <text:p text:style-name="P15"><text:span text:style-name="T8">Position</text:span><text:span text:style-name="T7"><text:line-break/></text:span><text:span text:style-name="T7"/></text:p>
            <text:p text:style-name="P15"><text:span text:style-name="T10"><text:line-break/></text:span><text:span text:style-name="T10"><text:line-break/></text:span><text:span text:style-name="T10">vcl::Point3d&amp; position();</text:span><text:span text:style-name="T10"><text:line-break/></text:span><text:span text:style-name="T10">const vcl::Point3d&amp; </text:span><text:span text:style-name="T7">position() const;</text:span><text:span text:style-name="T7"><text:line-break/></text:span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4" draw:layer="layout" svg:width="3.429cm" svg:height="0.635cm" svg:x="2.651cm" svg:y="3.159cm">
            <text:p text:style-name="P13"><text:span text:style-name="T7">vcl::Point3d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31" draw:text-style-name="P16" draw:layer="layout" svg:width="4.826cm" svg:height="11.303cm" svg:x="2.27cm" svg:y="2.27cm">
          <text:p text:style-name="P15"><text:span text:style-name="T8">Vertex</text:span><text:span text:style-name="T7"><text:line-break/></text:span><text:span text:style-name="T7"/></text:p>
          <text:p text:style-name="P15"><text:span text:style-name="T7"><text:line-break/>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g draw:style-name="gr5">
          <draw:custom-shape draw:style-name="gr32" draw:text-style-name="P19" draw:layer="layout" svg:width="4.21cm" svg:height="1.778cm" svg:x="2.505cm" svg:y="3.04cm">
            <text:p text:style-name="P15"><text:span text:style-name="T8">Position</text:span><text:span text:style-name="T7"><text:line-break/></text:span><text:span text:style-name="T7"/></text:p>
            <draw:enhanced-geometry svg:viewBox="0 0 21600 21600" draw:type="rectangle" draw:enhanced-path="M 0 0 L 21600 0 21600 21600 0 21600 0 0 Z N"/>
          </draw:custom-shape>
          <draw:custom-shape draw:style-name="gr33" draw:text-style-name="P14" draw:layer="layout" svg:width="3.484cm" svg:height="0.635cm" svg:x="2.941cm" svg:y="3.929cm">
            <text:p text:style-name="P13"><text:span text:style-name="T7">vcl::Point3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9" draw:layer="layout" svg:width="4.21cm" svg:height="1.778cm" svg:x="2.505cm" svg:y="4.94cm">
          <text:p text:style-name="P15"><text:span text:style-name="T8">Flags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3.048cm" svg:height="0.635cm" svg:x="2.886cm" svg:y="5.829cm">
          <text:p text:style-name="P13"><text:span text:style-name="T7">int</text:span></text:p>
          <draw:enhanced-geometry svg:viewBox="0 0 21600 21600" draw:type="rectangle" draw:enhanced-path="M 0 0 L 21600 0 21600 21600 0 21600 0 0 Z N"/>
        </draw:custom-shape>
        <draw:g draw:style-name="gr5">
          <draw:custom-shape draw:style-name="gr32" draw:text-style-name="P19" draw:layer="layout" svg:width="4.21cm" svg:height="1.778cm" svg:x="2.505cm" svg:y="6.84cm">
            <text:p text:style-name="P15"><text:span text:style-name="T8">Normal</text:span><text:span text:style-name="T7"><text:line-break/></text:span><text:span text:style-name="T7"/></text:p>
            <draw:enhanced-geometry svg:viewBox="0 0 21600 21600" draw:type="rectangle" draw:enhanced-path="M 0 0 L 21600 0 21600 21600 0 21600 0 0 Z N"/>
          </draw:custom-shape>
          <draw:custom-shape draw:style-name="gr33" draw:text-style-name="P14" draw:layer="layout" svg:width="3.484cm" svg:height="0.635cm" svg:x="2.941cm" svg:y="7.729cm">
            <text:p text:style-name="P13"><text:span text:style-name="T7">vcl::Point3d</text:span></text:p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32" draw:text-style-name="P19" draw:layer="layout" svg:width="4.21cm" svg:height="1.778cm" svg:x="2.505cm" svg:y="8.74cm">
            <text:p text:style-name="P15"><text:span text:style-name="T8">Color</text:span><text:span text:style-name="T7"><text:line-break/></text:span><text:span text:style-name="T7"/></text:p>
            <draw:enhanced-geometry svg:viewBox="0 0 21600 21600" draw:type="rectangle" draw:enhanced-path="M 0 0 L 21600 0 21600 21600 0 21600 0 0 Z N"/>
          </draw:custom-shape>
          <draw:custom-shape draw:style-name="gr33" draw:text-style-name="P14" draw:layer="layout" svg:width="3.484cm" svg:height="0.635cm" svg:x="2.941cm" svg:y="9.629cm">
            <text:p text:style-name="P13"><text:span text:style-name="T7">vcl::Color</text:span></text:p>
            <draw:enhanced-geometry svg:viewBox="0 0 21600 21600" draw:type="rectangle" draw:enhanced-path="M 0 0 L 21600 0 21600 21600 0 21600 0 0 Z N"/>
          </draw:custom-shape>
        </draw:g>
        <draw:custom-shape draw:style-name="gr34" draw:text-style-name="P19" draw:layer="layout" svg:width="4.21cm" svg:height="0.774cm" svg:x="2.505cm" svg:y="10.64cm">
          <text:p text:style-name="P15"><text:span text:style-name="T8">Adj Faces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4.21cm" svg:height="0.774cm" svg:x="2.505cm" svg:y="11.54cm">
          <text:p text:style-name="P15"><text:span text:style-name="T8">Adj Verts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4.21cm" svg:height="0.774cm" svg:x="2.505cm" svg:y="12.44cm">
          <text:p text:style-name="P15"><text:span text:style-name="T8">Tex Coords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1.031cm" svg:height="9.576cm" svg:x="12.467cm" svg:y="2.238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5.043cm" svg:height="1.361cm" svg:x="12.467cm" svg:y="2.724cm">
          <draw:text-box>
            <text:p><text:span text:style-name="T2">VertexContainer</text:span></text:p>
          </draw:text-box>
        </draw:frame>
        <draw:custom-shape draw:style-name="gr37" draw:text-style-name="P20" draw:layer="layout" svg:width="4.572cm" svg:height="8.255cm" svg:x="12.703cm" svg:y="3.43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5.841cm" svg:height="8.255cm" svg:x="17.403cm" svg:y="3.4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299cm" svg:height="0.645cm" svg:x="12.822cm" svg:y="3.594cm">
          <draw:text-box>
            <text:p><text:span text:style-name="T4">Elements</text:span></text:p>
          </draw:text-box>
        </draw:frame>
        <draw:frame draw:style-name="gr7" draw:text-style-name="P7" draw:layer="layout" svg:width="4.299cm" svg:height="0.645cm" svg:x="17.523cm" svg:y="3.594cm">
          <draw:text-box>
            <text:p><text:span text:style-name="T4">Vertical Components</text:span></text:p>
          </draw:text-box>
        </draw:frame>
        <draw:g draw:style-name="gr5">
          <draw:g draw:style-name="gr5">
            <draw:custom-shape draw:style-name="gr39" draw:text-style-name="P6" draw:layer="layout" svg:width="3.302cm" svg:height="1.986cm" svg:x="13.356cm" svg:y="4.3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0" draw:text-style-name="P7" draw:layer="layout" svg:width="0.635cm" svg:height="1.883cm" svg:x="12.721cm" svg:y="4.451cm">
              <draw:text-box>
                <text:p><text:span text:style-name="T4">0</text:span></text:p>
              </draw:text-box>
            </draw:frame>
          </draw:g>
          <draw:g draw:style-name="gr5">
            <draw:custom-shape draw:style-name="gr41" draw:text-style-name="P19" draw:layer="layout" svg:width="1.524cm" svg:height="0.508cm" svg:x="13.465cm" svg:y="4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3.528cm" svg:y="4.5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5.065cm" svg:y="4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5.128cm" svg:y="4.5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3.465cm" svg:y="5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3.528cm" svg:y="5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5.065cm" svg:y="5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5.128cm" svg:y="5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9" draw:layer="layout" svg:width="1.524cm" svg:height="0.289cm" svg:x="13.465cm" svg:y="5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9" draw:layer="layout" svg:width="1.524cm" svg:height="0.289cm" svg:x="15.065cm" svg:y="5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9" draw:layer="layout" svg:width="1.524cm" svg:height="0.289cm" svg:x="13.46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g draw:style-name="gr5">
            <draw:custom-shape draw:style-name="gr39" draw:text-style-name="P6" draw:layer="layout" svg:width="3.302cm" svg:height="1.986cm" svg:x="13.357cm" svg:y="6.4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0" draw:text-style-name="P7" draw:layer="layout" svg:width="0.635cm" svg:height="1.883cm" svg:x="12.722cm" svg:y="6.551cm">
              <draw:text-box>
                <text:p><text:span text:style-name="T4">1</text:span></text:p>
              </draw:text-box>
            </draw:frame>
          </draw:g>
          <draw:g draw:style-name="gr5">
            <draw:custom-shape draw:style-name="gr41" draw:text-style-name="P19" draw:layer="layout" svg:width="1.524cm" svg:height="0.508cm" svg:x="13.466cm" svg:y="6.5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3.529cm" svg:y="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5.066cm" svg:y="6.5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5.129cm" svg:y="6.6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3.466cm" svg:y="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3.529cm" svg:y="7.2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5.066cm" svg:y="7.1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5.129cm" svg:y="7.2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9" draw:layer="layout" svg:width="1.524cm" svg:height="0.289cm" svg:x="13.466cm" svg:y="7.7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9" draw:layer="layout" svg:width="1.524cm" svg:height="0.289cm" svg:x="15.066cm" svg:y="7.7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9" draw:layer="layout" svg:width="1.524cm" svg:height="0.289cm" svg:x="13.466cm" svg:y="8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g draw:style-name="gr5">
            <draw:custom-shape draw:style-name="gr39" draw:text-style-name="P6" draw:layer="layout" svg:width="3.302cm" svg:height="1.986cm" svg:x="13.358cm" svg:y="8.5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0" draw:text-style-name="P7" draw:layer="layout" svg:width="0.635cm" svg:height="1.883cm" svg:x="12.723cm" svg:y="8.651cm">
              <draw:text-box>
                <text:p><text:span text:style-name="T4">2</text:span></text:p>
              </draw:text-box>
            </draw:frame>
          </draw:g>
          <draw:custom-shape draw:style-name="gr41" draw:text-style-name="P19" draw:layer="layout" svg:width="1.524cm" svg:height="0.508cm" svg:x="13.467cm" svg:y="8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1.37cm" svg:height="0.342cm" svg:x="13.53cm" svg:y="8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>
            <draw:custom-shape draw:style-name="gr41" draw:text-style-name="P19" draw:layer="layout" svg:width="1.524cm" svg:height="0.508cm" svg:x="15.067cm" svg:y="8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5.13cm" svg:y="8.7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3.467cm" svg:y="9.2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3.53cm" svg:y="9.3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5">
            <draw:custom-shape draw:style-name="gr41" draw:text-style-name="P19" draw:layer="layout" svg:width="1.524cm" svg:height="0.508cm" svg:x="15.067cm" svg:y="9.2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4" draw:layer="layout" svg:width="1.37cm" svg:height="0.342cm" svg:x="15.13cm" svg:y="9.3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9" draw:layer="layout" svg:width="1.524cm" svg:height="0.289cm" svg:x="13.467cm" svg:y="9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9" draw:layer="layout" svg:width="1.524cm" svg:height="0.289cm" svg:x="15.067cm" svg:y="9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9" draw:layer="layout" svg:width="1.524cm" svg:height="0.289cm" svg:x="13.467cm" svg:y="10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21" draw:layer="layout" svg:width="1.778cm" svg:height="6.35cm" svg:x="17.556cm" svg:y="4.64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1.778cm" svg:height="6.35cm" svg:x="19.456cm" svg:y="4.64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1.778cm" svg:height="6.35cm" svg:x="21.356cm" svg:y="4.648cm">
          <text:p/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1.783cm" svg:height="0.602cm" svg:x="17.524cm" svg:y="4.094cm">
          <draw:text-box>
            <text:p text:style-name="P1"><text:span text:style-name="T11">Adj Faces</text:span></text:p>
          </draw:text-box>
        </draw:frame>
        <draw:frame draw:style-name="gr7" draw:text-style-name="P22" draw:layer="layout" svg:width="1.783cm" svg:height="0.602cm" svg:x="19.425cm" svg:y="4.094cm">
          <draw:text-box>
            <text:p text:style-name="P1"><text:span text:style-name="T11">Adj Verts</text:span></text:p>
          </draw:text-box>
        </draw:frame>
        <draw:frame draw:style-name="gr45" draw:text-style-name="P22" draw:layer="layout" svg:width="2.043cm" svg:height="0.803cm" svg:x="21.166cm" svg:y="4.094cm">
          <draw:text-box>
            <text:p text:style-name="P1"><text:span text:style-name="T11">Tex Coords</text:span></text:p>
          </draw:text-box>
        </draw:frame>
        <draw:custom-shape draw:style-name="gr42" draw:text-style-name="P14" draw:layer="layout" svg:width="1.37cm" svg:height="0.342cm" svg:x="17.83cm" svg:y="4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4" draw:layer="layout" svg:width="1.37cm" svg:height="0.342cm" svg:x="17.83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4" draw:layer="layout" svg:width="1.37cm" svg:height="0.342cm" svg:x="17.83cm" svg:y="5.52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1:31:13.765093311</meta:creation-date>
    <dc:date>2025-05-13T09:47:56.740566101</dc:date>
    <meta:editing-duration>PT1H35M59S</meta:editing-duration>
    <meta:editing-cycles>6</meta:editing-cycles>
    <meta:generator>LibreOffice/25.2.3.2$Linux_X86_64 LibreOffice_project/bbb074479178df812d175f709636b368952c2ce3</meta:generator>
    <meta:document-statistic meta:object-count="191"/>
  </office:meta>
</office:document-meta>
</file>